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Object_100_Entity.setF74( Integer f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9( Integer f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8( Integer f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3( Integer f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8( Integer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6( Integer f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2( Integer f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2( Integer f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8( Integer f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8( Integer f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( Integer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4( Integer f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2( Integer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9( Integer f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2( Integer f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( Integer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( Integer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6( Integer f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6( Integer f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2( Integer f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6( Integer f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( Integer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5( Integer f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6( Integer f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4( Integer f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0( Integer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( Integer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6( Integer f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4( Integer f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0( Integer f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3( Integer f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7( Integer f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9( Integer f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3( Integer f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1( Integer f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7( Integer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5( Integer f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9( Integer f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1( Integer f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8( Integer f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9( Integer f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4( Integer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7( Integer f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5( Integer f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9( Integer f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8( Integer f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0( Integer f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6( Integer f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7( Integer f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1( Integer f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2( Integer f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5( Integer f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7( Integer f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( Integer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4( Integer f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6( Integer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6( Integer f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2( Integer f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3( Integer f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1( Integer f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0( Integer f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9( Integer f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7( Integer f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8( Integer f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7( Integer f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5( Integer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0( Integer f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1( Integer f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( Integer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3( Integer f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1( Integer f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0( Integer f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( Integer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45( Integer f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0( Integer f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5( Integer f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77( Integer f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1( Integer f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4( Integer f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5( Integer f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0( Integer f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8( Integer f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9( Integer f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3( Integer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9( Integer f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7( Integer f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4( Integer f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83( Integer f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0( Integer f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2( Integer f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53( Integer f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2( Integer f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28( Integer f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35( Integer f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94( Integer f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( Integer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0( Integer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11( Integer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getF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1( Integer f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Object_100_Entity.setF63( Integer f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